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alea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EDWC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ensity Select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/c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/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I</text:p>
          </table:table-cell>
          <table:table-cell office:value-type="string" calcext:value-type="string">
            <text:p>PA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INDEX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MOTE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A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RVS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B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DRVS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A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MOTE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B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IR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STEP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4_CH3</text:p>
          </table:table-cell>
          <table:table-cell office:value-type="string" calcext:value-type="string">
            <text:p>PB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WD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Write Data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WG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Floppy Write Enable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TRK00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Track 0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/WPT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Write Protect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RDATA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Read Data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SIDE1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Head Select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DSKCHG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Disk Change/Read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IM5_CH2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IndexSi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LED4</text:p>
          </table:table-cell>
          <table:table-cell/>
          <table:table-cell office:value-type="string" calcext:value-type="string">
            <text:p>Verify failed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LED3</text:p>
          </table:table-cell>
          <table:table-cell/>
          <table:table-cell office:value-type="string" calcext:value-type="string">
            <text:p>Read IRQ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LED5</text:p>
          </table:table-cell>
          <table:table-cell/>
          <table:table-cell office:value-type="string" calcext:value-type="string">
            <text:p>Write IRQ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LED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.00.0000</text:date>, <text:time style:data-style-name="N2" text:time-value="13:17:29.4171169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3:45:58.607508344</meta:creation-date>
    <dc:date>2016-05-07T14:53:43.647415644</dc:date>
    <meta:editing-duration>PT12H25M4S</meta:editing-duration>
    <meta:editing-cycles>10</meta:editing-cycles>
    <meta:generator>LibreOffice/5.1.2.1.0$Linux_X86_64 LibreOffice_project/10m0$Build-1</meta:generator>
    <meta:document-statistic meta:table-count="1" meta:cell-count="135" meta:object-count="0"/>
  </office:meta>
</office:document-meta>
</file>